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2C7F2422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5.4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398cm"/>
    </style:style>
    <style:style style:name="gr4" style:family="graphic" style:parent-style-name="standard">
      <style:graphic-properties draw:stroke="none" draw:fill="none" fo:min-height="15.156cm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3.506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8cm"/>
    </style:style>
    <style:style style:name="P1" style:family="paragraph">
      <style:paragraph-properties fo:text-align="start"/>
      <style:text-properties fo:font-size="36pt" style:font-size-asian="36pt" style:font-size-complex="36pt"/>
    </style:style>
    <style:style style:name="P2" style:family="paragraph">
      <style:paragraph-properties fo:margin-top="0.42cm" fo:margin-bottom="0.35cm"/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.624cm" fo:margin-bottom="0.554cm" fo:text-indent="0cm"/>
      <style:text-properties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margin-top="0.42cm" fo:margin-bottom="0.35cm" fo:text-align="start"/>
      <style:text-properties fo:font-size="36pt" style:font-size-asian="36pt" style:font-size-complex="36pt"/>
    </style:style>
    <style:style style:name="P7" style:family="paragraph">
      <style:paragraph-properties fo:text-align="start"/>
      <style:text-properties fo:font-size="36pt" fo:text-shadow="1pt 1pt" style:font-size-asian="36pt" style:font-size-complex="36pt"/>
    </style:style>
    <style:style style:name="P8" style:family="paragraph">
      <style:paragraph-properties fo:margin-top="0.42cm" fo:margin-bottom="0.35cm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line-through-style="none" style:text-line-through-type="none" fo:font-size="26pt" fo:text-shadow="none" style:font-size-asian="26pt" style:font-size-complex="26pt"/>
    </style:style>
    <style:style style:name="T4" style:family="text">
      <style:text-properties fo:color="#666666" fo:font-size="28pt" fo:text-shadow="1pt 1pt" style:font-size-asian="28pt" style:font-size-complex="28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199cm" svg:height="3.506cm" svg:x="1.432cm" svg:y="0.08cm" presentation:class="title" presentation:user-transformed="true">
          <draw:text-box>
            <text:p text:style-name="P1"><text:span text:style-name="T1">Ինչ է Jetty֊ն</text:span></text:p>
          </draw:text-box>
        </draw:frame>
        <draw:frame draw:style-name="gr1" draw:text-style-name="P2" draw:layer="layout" svg:width="25.4cm" svg:height="15.748cm" svg:x="1.27cm" svg:y="3.81cm">
          <draw:text-box>
            <text:p text:style-name="P2"><text:span text:style-name="T2">Jetty֊ն դա Java֊ով գրված վեբ սերվեր է: Նրանով հեշտ է մշակել փոքրիկ վեբ էջեր։ Նրա տարբերությունը այլ սերվերների հետ, հեշտ աշխատանքն է։ <text:s/>Եթե օրինակ Apache֊ի միանալու համար պետք է 20ից ավելի կոնֆիգուրացիոն ֆայլեր և ուրիշ ֆայլեր, Jetty֊ի համար պետք է միայն Java. </text:span></text:p>
            <text:p text:style-name="P2"><text:span text:style-name="T2"/></text:p>
            <text:p text:style-name="P3"><text:span text:style-name="T3">Օրինակ, եթե պետք է <text:s/>պատրաստել ավազից փոքրիկ ամրոց, ինչու օգտագործել էքսկավատոր։</text:span><text:span text:style-name="T2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3" draw:layer="layout" svg:width="25.199cm" svg:height="3.506cm" svg:x="1.283cm" svg:y="0.214cm" presentation:class="title" presentation:user-transformed="true">
          <draw:text-box>
            <text:p text:style-name="P1"><text:span text:style-name="T1">Ինչ է Jetty֊ն</text:span></text:p>
          </draw:text-box>
        </draw:frame>
        <draw:frame draw:style-name="gr3" draw:text-style-name="P2" draw:layer="layout" svg:width="25.165cm" svg:height="10.772cm" svg:x="1.291cm" svg:y="4.773cm">
          <draw:text-box>
            <text:p text:style-name="P2"><text:span text:style-name="T2">Jetty֊ին <text:s/>“չափերով” շատ փոքր է.Դրա շնորհիվ, Jetty֊ին կարող է աշխատել նաև հեռախոսներում։</text:span></text:p>
            <text:p text:style-name="P2"><text:span text:style-name="T2">Jetty֊ին Application սերվեր չէ, բայց կարող է օգտագործվել որպես Application սերվեր. </text:span></text:p>
            <text:p text:style-name="P2"><text:span text:style-name="T2">Շատ Application սերվերներ օգտագործում են Jetty֊ին որպես կառուցված սերվլետ կոնտեյներ <text:s/>(JBoss, Geronimo, Jpnas..)</text:span></text:p>
            <text:p text:style-name="P2"><text:span text:style-name="T2">Jetty 7֊րդ տարբերակից կիրառում է Servlet 2.5 API. <text:s/>Servlet API 3.0 ավելացվել է Jetty 8֊ում։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text-style-name="P4" draw:layer="layout" svg:width="25.199cm" svg:height="12.178cm" svg:x="0.387cm" svg:y="5.538cm" presentation:class="outline" presentation:user-transformed="true">
          <draw:text-box>
            <text:list text:style-name="L3">
              <text:list-header>
                <text:p text:style-name="P4"><text:span text:style-name="T2">Այն հնարավոր է օգտագործել 2 տարբերակով․ ամբողջկան և նվազագույնի հասցված։</text:span></text:p>
                <text:p text:style-name="P4"><text:span text:style-name="T2">Հիմնականում օգտագործում են նվազագույնի հասցված տարբերակը, որը անվանում են jetty-runner.jar։</text:span></text:p>
                <text:p text:style-name="P4"><text:span text:style-name="T2">Այն աշխատացնում են հետևալ հրամանով</text:span></text:p>
                <text:p text:style-name="P5"><text:span text:style-name="T4">java -jar jetty-runner.jar helloworld.war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3" draw:text-style-name="P7" draw:layer="layout" svg:width="25.199cm" svg:height="3.506cm" svg:x="1.439cm" svg:y="0.241cm" presentation:class="title" presentation:user-transformed="true">
          <draw:text-box>
            <text:p text:style-name="P6"><text:span text:style-name="T1">Պատմություն</text:span></text:p>
          </draw:text-box>
        </draw:frame>
        <draw:frame draw:style-name="gr4" draw:text-style-name="P8" draw:layer="layout" svg:width="24.358cm" svg:height="15.406cm" svg:x="1.439cm" svg:y="3.747cm">
          <draw:text-box>
            <text:p text:style-name="P8"><text:span text:style-name="T5"/></text:p>
            <text:p text:style-name="P8"><text:span text:style-name="T5">1995 разработан на java 0.9 как часть багтрекинг системы</text:span></text:p>
            <text:p text:style-name="P8"><text:span text:style-name="T5">1997 проект переименован в Jetty, реализована альфа спецификация Servlet API</text:span></text:p>
            <text:p text:style-name="P8"><text:span text:style-name="T5">1998 Jetty 2.0, реализована поддержка HTTP/1.1, сменили хостинг на sourceforge</text:span></text:p>
            <text:p text:style-name="P8"><text:span text:style-name="T5">2005 Jetty 6.0, сменили хостинг на codehaus, работыли над расширяемостью Web 2.0 приложений</text:span></text:p>
            <text:p text:style-name="P8"><text:span text:style-name="T5">2009 Jetty 7, переехали под крыло eclipse foundation как часть eclipse runtime (RT), упакован как OSGI бандл (http://www.eclipse.org/jetty/)</text:span></text:p>
            <text:p text:style-name="P8"><text:span text:style-name="T5">2010 Jetty 8, реализация Servlet 3.0 API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2C7F242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8:57:30.196061314</meta:creation-date>
    <dc:date>2015-02-12T22:31:37.049896202</dc:date>
    <meta:editing-duration>PT2M31S</meta:editing-duration>
    <meta:editing-cycles>1</meta:editing-cycles>
    <meta:document-statistic meta:object-count="49"/>
    <meta:generator>LibreOffice/4.2.7.2$Linux_x86 LibreOffice_project/420m0$Build-2</meta:generator>
  </office:meta>
</office:document-meta>
</file>